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95b" officeooo:paragraph-rsid="0014e95b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4e95b" officeooo:paragraph-rsid="0014e95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e95b" officeooo:paragraph-rsid="0014e95b"/>
    </style:style>
    <style:style style:name="P4" style:family="paragraph" style:parent-style-name="Standard">
      <style:text-properties officeooo:rsid="0016dfa4" officeooo:paragraph-rsid="0016dfa4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6dfa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RMALIZACIÓN</text:p>
      <text:p text:style-name="P1"/>
      <text:p text:style-name="P1"/>
      <text:p text:style-name="P1"><draw:path text:anchor-type="paragraph" draw:z-index="0" draw:name="Shape1" draw:style-name="gr1" draw:text-style-name="P5" svg:width="4.3374in" svg:height="1.8299in" draw:transform="rotate (-2.72184096848516) translate (5.73263888892616in 0.16597222230575in)" svg:viewBox="0 0 11018 4649" svg:d="M0 0c5609 0 11018 2757 11018 2757l-186 1892 165-137-261-64 83 170"><text:p/></draw:path>ALUMNOS (<text:span text:style-name="T1">NIE</text:span>, Nombre, Apellido1, Apellido2, Num_lista, Num_Clase,<text:span text:style-name="T2">NIE_Delegado</text:span>)</text:p>
      <text:p text:style-name="P1"/>
      <text:p text:style-name="P1"/>
      <text:p text:style-name="P1"/>
      <text:p text:style-name="P1"/>
      <text:p text:style-name="P1"/>
      <text:p text:style-name="P1"/>
      <text:p text:style-name="P4">1FN =&gt; Sí</text:p>
      <text:p text:style-name="P4"/>
      <text:p text:style-name="P4">2FN =&gt; Sí</text:p>
      <text:p text:style-name="P4"/>
      <text:p text:style-name="P4">3FN =&gt; S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3:44:39.263000000</meta:creation-date>
    <dc:date>2021-01-14T20:21:09.163603501</dc:date>
    <meta:editing-duration>PT8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" meta:character-count="118" meta:non-whitespace-character-count="106"/>
  </office:meta>
</office:document-meta>
</file>